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502cm"/>
    </style:style>
    <style:style style:name="Tabella3.B" style:family="table-column">
      <style:table-column-properties style:column-width="2.708cm"/>
    </style:style>
    <style:style style:name="Tabella3.C" style:family="table-column">
      <style:table-column-properties style:column-width="0.183cm"/>
    </style:style>
    <style:style style:name="Tabella3.D" style:family="table-column">
      <style:table-column-properties style:column-width="7.687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8.405cm"/>
    </style:style>
    <style:style style:name="Tabella1.C" style:family="table-column">
      <style:table-column-properties style:column-width="4.21cm"/>
    </style:style>
    <style:style style:name="Tabella1.D" style:family="table-column">
      <style:table-column-properties style:column-width="1.304cm"/>
    </style:style>
    <style:style style:name="Tabella1.E" style:family="table-column">
      <style:table-column-properties style:column-width="1.584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1.499cm"/>
    </style:style>
    <style:style style:name="Tabella1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6" style:family="table-cell">
      <style:table-cell-properties fo:padding="0.097cm" fo:border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e982a" officeooo:paragraph-rsid="01ae982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Table_20_Contents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bold" officeooo:rsid="00108f30" officeooo:paragraph-rsid="01a647a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Text_20_body">
      <style:text-properties style:font-name="Ubuntu Light" fo:font-size="6pt" style:font-size-asian="5.25pt" style:font-size-complex="6pt"/>
    </style:style>
    <style:style style:name="P37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b34c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e982a" officeooo:paragraph-rsid="01ae982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b34c8c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size="9pt" officeooo:paragraph-rsid="01b34c8c" style:font-size-asian="9pt" style:font-size-complex="9pt"/>
    </style:style>
    <style:style style:name="P4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9pt" officeooo:rsid="0002ba08" style:font-size-asian="9pt" style:font-size-complex="9pt"/>
    </style:style>
    <style:style style:name="T6" style:family="text">
      <style:text-properties fo:font-size="8pt" officeooo:rsid="006fb9aa" style:font-size-asian="8pt" style:font-size-complex="8pt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officeooo:rsid="01a647a5"/>
    </style:style>
    <style:style style:name="T9" style:family="text">
      <style:text-properties fo:font-size="7pt" officeooo:rsid="019d5dfe" style:font-size-asian="7pt" style:font-size-complex="7pt"/>
    </style:style>
    <style:style style:name="T10" style:family="text">
      <style:text-properties fo:font-size="5pt" officeooo:rsid="019d5dfe" style:font-size-asian="5pt" style:font-size-complex="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29">COMMESSA:</text:p>
          </table:table-cell>
          <table:table-cell table:style-name="Tabella3.B1" office:value-type="string">
            <text:p text:style-name="P30">DOCUMENTO:</text:p>
          </table:table-cell>
          <table:table-cell table:style-name="Tabella3.C1" table:number-rows-spanned="3" office:value-type="string">
            <text:p text:style-name="P22"/>
          </table:table-cell>
          <table:table-cell table:style-name="Tabella3.C1" table:number-rows-spanned="3" table:number-columns-spanned="2" office:value-type="string">
            <text:p text:style-name="P23">SPETT.LE</text:p>
            <text:p text:style-name="P43"><text:placeholder text:placeholder-type="text">&lt;o.contact_id.name if o.contact_id else o.partner_id.name&gt;</text:placeholder></text:p>
            <text:p text:style-name="P44"><text:placeholder text:placeholder-type="text">&lt;o.contact_id.street if o.contact_id else 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8"><text:placeholder text:placeholder-type="text">&lt;o.account_id.name or '/'&gt;</text:placeholder></text:p>
          </table:table-cell>
          <table:table-cell table:style-name="Tabella3.B2" office:value-type="string">
            <text:p text:style-name="P19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4"><text:span text:style-name="T9">DATA:</text:span><text:span text:style-name="T10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30">NUMERO:</text:p>
            <text:p text:style-name="P35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4"/>
          </table:table-cell>
          <table:table-cell table:style-name="Tabella3.C1" table:number-rows-spanned="2" table:number-columns-spanned="2" office:value-type="string">
            <text:p text:style-name="P38"><text:span text:style-name="T7"><text:placeholder text:placeholder-type="text">&lt;o.contact_id.zip if o.contact_id else o.partner_id.zip&gt;</text:placeholder></text:span><text:span text:style-name="T7"> <text:s/></text:span><text:span text:style-name="T7"><text:placeholder text:placeholder-type="text">&lt;o.contact_id.city if o.contact_id else o.partner_id.city&gt;</text:placeholder></text:span><text:span text:style-name="T7"><text:line-break/></text:span><text:span text:style-name="T7"><text:placeholder text:placeholder-type="text">&lt;o.contact_id.country_id.name if o.contact_id else o.partner_id.country_id.name&gt;</text:placeholder></text:span><text:span text:style-name="T7"> </text:span><text:span text:style-name="T7"><text:placeholder text:placeholder-type="text">&lt;o.contact_id.state_id.code if o.contact_id else o.partner_id.state_id.code&gt;</text:placeholder></text:span></text:p>
            <text:p text:style-name="P31"><text:span text:style-name="T8">Telefono: </text:span><text:span text:style-name="T7"><text:placeholder text:placeholder-type="text">&lt;o.contact_id.phone if o.contact_id else o.partner_id.phone&gt;</text:placeholder></text:span></text:p>
          </table:table-cell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3">U.M.</text:p>
            </table:table-cell>
            <table:table-cell table:style-name="Tabella1.E1" office:value-type="string">
              <text:p text:style-name="P16">QTA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39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40"><text:span text:style-name="T12">ANNOTAZIONI: </text:span><text:span text:style-name="T12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25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26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26"><draw:frame draw:style-name="fr2" draw:name="image: barcode(l.product_id.ean13, 'ean13')" text:anchor-type="as-char" svg:width="4.016cm" style:rel-width="100%" svg:height="2.556cm" style:rel-height="90%" draw:z-index="0"><draw:text-box><text:p text:style-name="P9"/></draw:text-box></draw:frame></text:p>
          </table:table-cell>
          <table:table-cell table:style-name="Tabella1.D6" office:value-type="string">
            <text:p text:style-name="P27"><text:s/><text:placeholder text:placeholder-type="text">&lt;l.product_uom.name&gt;</text:placeholder></text:p>
          </table:table-cell>
          <table:table-cell table:style-name="Tabella1.E6" office:value-type="string">
            <text:p text:style-name="P37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7" table:number-columns-spanned="5" office:value-type="string">
            <text:p text:style-name="P3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5" office:value-type="string">
            <text:p text:style-name="P39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5" office:value-type="string">
            <text:p text:style-name="P42">ANNOTAZIONI: <text:span text:style-name="T11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5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14T11:34:10.301298393</dc:date>
    <meta:editing-duration>P7DT2H44M12S</meta:editing-duration>
    <meta:editing-cycles>955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4" meta:word-count="120" meta:character-count="1167" meta:non-whitespace-character-count="1078"/>
    <meta:user-defined meta:name="Info 1"/>
    <meta:user-defined meta:name="Info 2"/>
    <meta:user-defined meta:name="Info 3"/>
    <meta:user-defined meta:name="Info 4"/>
  </office:meta>
</office:document-meta>
</file>